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Z003" svg:font-family="Z003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1.508cm"/>
    </style:style>
    <style:style style:name="Table2.D" style:family="table-column">
      <style:table-column-properties style:column-width="2.302cm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508cm"/>
    </style:style>
    <style:style style:name="Table1.D" style:family="table-column">
      <style:table-column-properties style:column-width="2.302cm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style:font-name="Bitstream Vera Sans" fo:font-size="9pt" officeooo:paragraph-rsid="0026b641" style:font-size-asian="9pt" style:font-size-complex="9pt"/>
    </style:style>
    <style:style style:name="P2" style:family="paragraph" style:parent-style-name="Text_20_body">
      <style:paragraph-properties fo:text-align="center" style:justify-single-word="false"/>
      <style:text-properties style:font-name="Bitstream Vera Sans" fo:font-size="10pt" officeooo:paragraph-rsid="002c523d" style:font-size-asian="10pt" style:font-size-complex="10pt"/>
    </style:style>
    <style:style style:name="P3" style:family="paragraph" style:parent-style-name="Text_20_body">
      <style:text-properties style:font-name="Bitstream Vera Sans" fo:font-size="10pt" officeooo:rsid="002dc135" officeooo:paragraph-rsid="002dc135" style:font-size-asian="10pt" style:font-size-complex="10pt"/>
    </style:style>
    <style:style style:name="P4" style:family="paragraph" style:parent-style-name="Text_20_body">
      <style:text-properties style:font-name="Bitstream Vera Sans" fo:font-size="10pt" officeooo:paragraph-rsid="002c4d4f" style:font-size-asian="10pt" style:font-size-complex="10pt"/>
    </style:style>
    <style:style style:name="P5" style:family="paragraph" style:parent-style-name="Text_20_body">
      <style:text-properties style:font-name="Bitstream Vera Sans" fo:font-size="10.5pt" officeooo:rsid="00215a31" officeooo:paragraph-rsid="00215a31" style:font-size-asian="10.5pt" style:font-size-complex="10.5pt"/>
    </style:style>
    <style:style style:name="P6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2c523d"/>
    </style:style>
    <style:style style:name="P8" style:family="paragraph" style:parent-style-name="Text_20_body">
      <style:paragraph-properties fo:text-align="center" style:justify-single-word="false"/>
      <style:text-properties fo:color="#000000" style:font-name="Bitstream Vera Sans" fo:font-size="10.5pt" style:text-underline-style="none" officeooo:rsid="00259e0e" officeooo:paragraph-rsid="00259e0e" style:font-size-asian="10.5pt" style:font-size-complex="10.5pt"/>
    </style:style>
    <style:style style:name="P9" style:family="paragraph" style:parent-style-name="Text_20_body">
      <style:paragraph-properties fo:text-align="center" style:justify-single-word="false"/>
      <style:text-properties fo:color="#000000" style:font-name="Bitstream Vera Sans" fo:font-size="10.5pt" style:text-underline-style="none" officeooo:rsid="0032f827" officeooo:paragraph-rsid="0032f827" style:font-size-asian="10.5pt" style:font-size-complex="10.5pt"/>
    </style:style>
    <style:style style:name="P10" style:family="paragraph" style:parent-style-name="Text_20_body">
      <style:paragraph-properties fo:text-align="center" style:justify-single-word="false"/>
      <style:text-properties fo:color="#000000" style:font-name="Bitstream Vera Sans" fo:font-size="7pt" style:text-underline-style="none" officeooo:rsid="0032f827" officeooo:paragraph-rsid="0032f827" style:font-size-asian="6.09999990463257pt" style:font-size-complex="7pt"/>
    </style:style>
    <style:style style:name="P11" style:family="paragraph" style:parent-style-name="Table_20_Contents">
      <style:text-properties style:font-name="Bitstream Vera Sans" fo:font-size="10.5pt" style:font-size-asian="10.5pt" style:font-size-complex="10.5pt"/>
    </style:style>
    <style:style style:name="P12" style:family="paragraph" style:parent-style-name="Table_20_Contents">
      <style:text-properties style:font-name="Bitstream Vera Sans" fo:font-size="10.5pt" officeooo:rsid="00215a31" officeooo:paragraph-rsid="0021c3ec" style:font-size-asian="10.5pt" style:font-size-complex="10.5pt"/>
    </style:style>
    <style:style style:name="P13" style:family="paragraph" style:parent-style-name="Table_20_Contents">
      <style:text-properties style:font-name="Bitstream Vera Sans" fo:font-size="10.5pt" officeooo:rsid="00215a31" officeooo:paragraph-rsid="003c6150" style:font-size-asian="10.5pt" style:font-size-complex="10.5pt"/>
    </style:style>
    <style:style style:name="P14" style:family="paragraph" style:parent-style-name="Table_20_Contents">
      <style:text-properties style:font-name="Bitstream Vera Sans" fo:font-size="10.5pt" officeooo:rsid="0021c3ec" officeooo:paragraph-rsid="0021c3ec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Bitstream Vera Sans" fo:font-size="10.5pt" officeooo:rsid="0021c3ec" officeooo:paragraph-rsid="0021c3ec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Bitstream Vera Sans" fo:font-size="10.5pt" officeooo:rsid="0021c3ec" officeooo:paragraph-rsid="003c6150" style:font-size-asian="10.5pt" style:font-size-complex="10.5pt"/>
    </style:style>
    <style:style style:name="P17" style:family="paragraph" style:parent-style-name="Table_20_Contents">
      <style:text-properties style:font-name="Bitstream Vera Sans" fo:font-size="10.5pt" officeooo:rsid="0021c3ec" officeooo:paragraph-rsid="003c6150" style:font-size-asian="10.5pt" style:font-size-complex="10.5pt"/>
    </style:style>
    <style:style style:name="P18" style:family="paragraph" style:parent-style-name="Table_20_Contents">
      <style:text-properties style:font-name="Bitstream Vera Sans" fo:font-size="10.5pt" officeooo:rsid="0023167a" officeooo:paragraph-rsid="0023167a" style:font-size-asian="10.5pt" style:font-size-complex="10.5pt"/>
    </style:style>
    <style:style style:name="P19" style:family="paragraph" style:parent-style-name="Table_20_Contents">
      <style:text-properties style:font-name="Bitstream Vera Sans" fo:font-size="10.5pt" officeooo:paragraph-rsid="003c615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style:font-name="Bitstream Vera Sans" fo:font-size="10.5pt" style:text-underline-style="none" officeooo:rsid="00233a9e" officeooo:paragraph-rsid="00233a9e" style:font-name-asian="Z003" style:font-size-asian="10.5pt" style:font-name-complex="Z003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style:font-name="Bitstream Vera Sans" fo:font-size="10.5pt" style:text-underline-style="none" officeooo:rsid="0026b641" officeooo:paragraph-rsid="0026b641" style:font-name-asian="Z003" style:font-size-asian="10.5pt" style:font-name-complex="Z003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Bitstream Vera Sans" fo:font-size="10.5pt" style:text-underline-style="none" officeooo:rsid="002939ea" officeooo:paragraph-rsid="002939ea" style:font-name-asian="Z003" style:font-size-asian="10.5pt" style:font-name-complex="Z003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style:font-name="Bitstream Vera Sans" fo:font-size="10.5pt" style:text-underline-style="none" officeooo:rsid="0029b234" officeooo:paragraph-rsid="0029b234" style:font-name-asian="Z003" style:font-size-asian="10.5pt" style:font-name-complex="Z003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style:font-name="Bitstream Vera Sans" fo:font-size="12pt" style:text-underline-style="none" officeooo:rsid="00233a9e" officeooo:paragraph-rsid="00233a9e" style:font-name-asian="Z003" style:font-size-asian="12pt" style:font-name-complex="Z003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Bitstream Vera Sans" fo:font-size="12pt" style:text-underline-style="none" officeooo:rsid="00233a9e" officeooo:paragraph-rsid="003c6150" style:font-name-asian="Z003" style:font-size-asian="12pt" style:font-name-complex="Z003" style:font-size-complex="12pt"/>
    </style:style>
    <style:style style:name="P26" style:family="paragraph" style:parent-style-name="Text_20_body" style:master-page-name="Standard">
      <style:paragraph-properties fo:text-align="center" style:justify-single-word="false" style:page-number="auto"/>
      <style:text-properties style:font-name="URW Bookman" fo:font-size="20pt" officeooo:rsid="0020bd5b" officeooo:paragraph-rsid="0020bd5b" style:font-size-asian="20pt" style:font-size-complex="20pt"/>
    </style:style>
    <style:style style:name="P27" style:family="paragraph" style:parent-style-name="Text_20_body" style:master-page-name="Standard">
      <style:paragraph-properties fo:text-align="center" style:justify-single-word="false" style:page-number="auto"/>
      <style:text-properties style:font-name="URW Bookman" fo:font-size="20pt" officeooo:rsid="002c4d4f" officeooo:paragraph-rsid="002c4d4f" style:font-size-asian="20pt" style:font-size-complex="20pt"/>
    </style:style>
    <style:style style:name="P28" style:family="paragraph" style:parent-style-name="Text_20_body" style:list-style-name="L1">
      <style:text-properties style:font-name="Bitstream Vera Sans" fo:font-size="10pt" officeooo:rsid="002c523d" officeooo:paragraph-rsid="003c6150" style:font-size-asian="10pt" style:font-size-complex="10pt"/>
    </style:style>
    <style:style style:name="P29" style:family="paragraph" style:parent-style-name="Text_20_body" style:list-style-name="L1">
      <style:text-properties style:font-name="Bitstream Vera Sans" fo:font-size="10pt" officeooo:rsid="002dc135" officeooo:paragraph-rsid="002f6dbe" style:font-size-asian="10pt" style:font-size-complex="10pt"/>
    </style:style>
    <style:style style:name="P30" style:family="paragraph" style:parent-style-name="Text_20_body" style:list-style-name="L1">
      <style:text-properties style:font-name="Bitstream Vera Sans" fo:font-size="10pt" style:text-underline-style="none" fo:font-weight="normal" officeooo:rsid="002dc135" officeooo:paragraph-rsid="002dc135" style:font-name-asian="Z003" style:font-size-asian="8.75pt" style:font-weight-asian="normal" style:font-name-complex="Z003" style:font-size-complex="10pt" style:font-weight-complex="normal"/>
    </style:style>
    <style:style style:name="P31" style:family="paragraph" style:parent-style-name="Text_20_body" style:list-style-name="L1">
      <style:text-properties style:font-name="Bitstream Vera Sans" fo:font-size="10pt" style:text-underline-style="none" fo:font-weight="normal" officeooo:rsid="002dc135" officeooo:paragraph-rsid="002f6dbe" style:font-name-asian="Z003" style:font-size-asian="8.75pt" style:font-weight-asian="normal" style:font-name-complex="Z003" style:font-size-complex="10pt" style:font-weight-complex="normal"/>
    </style:style>
    <style:style style:name="P32" style:family="paragraph" style:parent-style-name="Text_20_body" style:list-style-name="L1">
      <style:text-properties style:font-name="Bitstream Vera Sans" fo:font-size="10pt" style:text-underline-style="none" fo:font-weight="normal" officeooo:rsid="002f6dbe" officeooo:paragraph-rsid="002f6dbe" style:font-name-asian="Z003" style:font-size-asian="8.75pt" style:font-weight-asian="normal" style:font-name-complex="Z003" style:font-size-complex="10pt" style:font-weight-complex="normal"/>
    </style:style>
    <style:style style:name="P33" style:family="paragraph" style:parent-style-name="Text_20_body" style:list-style-name="L1">
      <style:text-properties style:font-name="Bitstream Vera Sans" fo:font-size="10pt" officeooo:rsid="002dc135" officeooo:paragraph-rsid="002dc135" style:font-size-asian="8.75pt" style:font-size-complex="10pt"/>
    </style:style>
    <style:style style:name="P34" style:family="paragraph" style:parent-style-name="Text_20_body" style:list-style-name="L1">
      <style:text-properties style:font-name="Bitstream Vera Sans" fo:font-size="12pt" style:text-underline-style="none" fo:font-weight="normal" officeooo:rsid="002dc135" officeooo:paragraph-rsid="002dc135" style:font-name-asian="Z003" style:font-size-asian="10.5pt" style:font-weight-asian="normal" style:font-name-complex="Z003" style:font-size-complex="12pt" style:font-weight-complex="normal"/>
    </style:style>
    <style:style style:name="P35" style:family="paragraph" style:parent-style-name="Text_20_body" style:list-style-name="L1">
      <style:text-properties style:font-name="Bitstream Vera Sans" fo:font-size="12pt" style:text-underline-style="none" fo:font-weight="normal" officeooo:rsid="002dc135" officeooo:paragraph-rsid="002f6dbe" style:font-name-asian="Z003" style:font-size-asian="10.5pt" style:font-weight-asian="normal" style:font-name-complex="Z003" style:font-size-complex="12pt" style:font-weight-complex="normal"/>
    </style:style>
    <style:style style:name="P36" style:family="paragraph" style:parent-style-name="Standard" style:list-style-name="L1">
      <style:text-properties style:font-name="Bitstream Vera Sans" fo:font-size="10pt" fo:font-weight="normal" officeooo:rsid="002c523d" officeooo:paragraph-rsid="003c6150" style:font-size-asian="10pt" style:font-weight-asian="normal" style:font-size-complex="10pt" style:font-weight-complex="normal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font-weight="normal" style:font-weight-asian="normal" style:font-weight-complex="normal"/>
    </style:style>
    <style:style style:name="T3" style:family="text">
      <style:text-properties style:font-name="Bitstream Vera Sans" fo:font-weight="normal" officeooo:rsid="0023167a" style:font-weight-asian="normal" style:font-weight-complex="normal"/>
    </style:style>
    <style:style style:name="T4" style:family="text">
      <style:text-properties style:font-name="Bitstream Vera Sans" officeooo:rsid="0027a166"/>
    </style:style>
    <style:style style:name="T5" style:family="text">
      <style:text-properties officeooo:rsid="0026b64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b641" style:font-style-asian="italic" style:font-style-complex="italic"/>
    </style:style>
    <style:style style:name="T8" style:family="text">
      <style:text-properties fo:color="#000000" style:font-name="Bitstream Vera Sans" fo:font-size="10.5pt" style:text-underline-style="none" officeooo:rsid="00259e0e" style:font-size-asian="10.5pt" style:font-size-complex="10.5pt"/>
    </style:style>
    <style:style style:name="T9" style:family="text">
      <style:text-properties fo:color="#000000" fo:font-size="10.5pt" style:text-underline-style="none" fo:font-weight="normal" officeooo:rsid="00259e0e" style:font-size-asian="10.5pt" style:font-weight-asian="normal" style:font-size-complex="10.5pt" style:font-weight-complex="normal"/>
    </style:style>
    <style:style style:name="T10" style:family="text">
      <style:text-properties fo:color="#000000" fo:font-size="10.5pt" style:text-underline-style="none" fo:font-weight="normal" officeooo:rsid="0027a166" style:font-size-asian="10.5pt" style:font-weight-asian="normal" style:font-size-complex="10.5pt" style:font-weight-complex="normal"/>
    </style:style>
    <style:style style:name="T11" style:family="text">
      <style:text-properties fo:color="#000000" fo:font-size="10.5pt" style:text-underline-style="none" fo:font-weight="normal" officeooo:rsid="00423d95" style:font-size-asian="10.5pt" style:font-weight-asian="normal" style:font-size-complex="10.5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c4d4f" style:font-weight-asian="normal" style:font-weight-complex="normal"/>
    </style:style>
    <style:style style:name="T14" style:family="text">
      <style:text-properties fo:font-weight="normal" officeooo:rsid="002c523d" style:font-weight-asian="normal" style:font-weight-complex="normal"/>
    </style:style>
    <style:style style:name="T15" style:family="text">
      <style:text-properties fo:font-weight="normal" officeooo:rsid="003d2465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2pt" style:text-underline-style="none" fo:font-weight="normal" style:font-name-asian="Z003" style:font-size-asian="12pt" style:font-weight-asian="normal" style:font-name-complex="Z003" style:font-size-complex="12pt" style:font-weight-complex="normal"/>
    </style:style>
    <style:style style:name="T18" style:family="text">
      <style:text-properties fo:font-size="12pt" style:text-underline-style="none" fo:font-weight="normal" officeooo:rsid="00233a9e" style:font-name-asian="Z003" style:font-size-asian="12pt" style:font-weight-asian="normal" style:font-name-complex="Z003" style:font-size-complex="12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underline-style="none" fo:font-weight="normal" style:font-name-asian="Z003" style:font-weight-asian="normal" style:font-name-complex="Z003" style:font-weight-complex="normal"/>
    </style:style>
    <style:style style:name="T21" style:family="text">
      <style:text-properties style:text-underline-style="none" fo:font-weight="normal" officeooo:rsid="002f6dbe" style:font-name-asian="Z003" style:font-weight-asian="normal" style:font-name-complex="Z003" style:font-weight-complex="normal"/>
    </style:style>
    <style:style style:name="T22" style:family="text">
      <style:text-properties style:text-underline-style="none" fo:font-weight="normal" officeooo:rsid="00405756" style:font-name-asian="Z003" style:font-weight-asian="normal" style:font-name-complex="Z003" style:font-weight-complex="normal"/>
    </style:style>
    <style:style style:name="T23" style:family="text">
      <style:text-properties officeooo:rsid="002f6dbe"/>
    </style:style>
    <style:style style:name="T24" style:family="text">
      <style:text-properties officeooo:rsid="00314907"/>
    </style:style>
    <style:style style:name="T25" style:family="text">
      <style:text-properties officeooo:rsid="003c6150"/>
    </style:style>
    <style:style style:name="T26" style:family="text">
      <style:text-properties officeooo:rsid="00215a31"/>
    </style:style>
    <style:style style:name="T27" style:family="text">
      <style:text-properties officeooo:rsid="003d2465"/>
    </style:style>
    <style:style style:name="T28" style:family="text">
      <style:text-properties officeooo:rsid="003dfeb2"/>
    </style:style>
    <style:style style:name="T29" style:family="text">
      <style:text-properties officeooo:rsid="004057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erceived Stress Scale</text:p>
      <text:p text:style-name="P6"><text:span text:style-name="T2">The questions in this scale ask you about your feelings and thoughts</text:span><text:span text:style-name="T1"> during the last month.</text:span> <text:s text:c="2"/><text:span text:style-name="T2">In each case, you will be asked to indicate your response by </text:span><text:span text:style-name="T3">marking the square on each line </text:span><text:span text:style-name="T2">representing</text:span><text:span text:style-name="T1"> </text:span><text:span text:style-name="T4">how often</text:span><text:span text:style-name="T1"> </text:span><text:span text:style-name="T2">you felt or thought a certain way.</text:span></text:p>
      <text:p text:style-name="P5">Name _____________________________________________________ <text:s/>Date __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5">Never</text:p>
          </table:table-cell>
          <table:table-cell table:style-name="Table2.A1" office:value-type="string">
            <text:p text:style-name="P15">Almost Never</text:p>
          </table:table-cell>
          <table:table-cell table:style-name="Table2.A1" office:value-type="string">
            <text:p text:style-name="P15">Sometimes</text:p>
          </table:table-cell>
          <table:table-cell table:style-name="Table2.A1" office:value-type="string">
            <text:p text:style-name="P15">Fairly Often</text:p>
          </table:table-cell>
          <table:table-cell table:style-name="Table2.A1" office:value-type="string">
            <text:p text:style-name="P15">Very Often</text:p>
          </table:table-cell>
        </table:table-row>
        <table:table-row>
          <table:table-cell table:style-name="Table2.A1" office:value-type="string">
            <text:p text:style-name="P12">1. In the last month, how often have you been upset because of something that happened unexpectedly?</text:p>
          </table:table-cell>
          <table:table-cell table:style-name="Table2.A1" office:value-type="string">
            <text:p text:style-name="P24"/>
            <text:p text:style-name="P24"></text:p>
            <text:p text:style-name="P20">0</text:p>
          </table:table-cell>
          <table:table-cell table:style-name="Table2.A1" office:value-type="string">
            <text:p text:style-name="P24"/>
            <text:p text:style-name="P24"></text:p>
            <text:p text:style-name="P20">1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0">3</text:p>
          </table:table-cell>
          <table:table-cell table:style-name="Table2.A1" office:value-type="string">
            <text:p text:style-name="P24"/>
            <text:p text:style-name="P24"></text:p>
            <text:p text:style-name="P20">4</text:p>
          </table:table-cell>
        </table:table-row>
        <table:table-row>
          <table:table-cell table:style-name="Table2.A1" office:value-type="string">
            <text:p text:style-name="P14">2. In the last month, how often have you felt that you were unable to control the important things in your life?</text:p>
          </table:table-cell>
          <table:table-cell table:style-name="Table2.A1" office:value-type="string">
            <text:p text:style-name="P24"/>
            <text:p text:style-name="P24"></text:p>
            <text:p text:style-name="P20">0</text:p>
          </table:table-cell>
          <table:table-cell table:style-name="Table2.A1" office:value-type="string">
            <text:p text:style-name="P24"/>
            <text:p text:style-name="P24"></text:p>
            <text:p text:style-name="P20">1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0">3</text:p>
          </table:table-cell>
          <table:table-cell table:style-name="Table2.A1" office:value-type="string">
            <text:p text:style-name="P24"/>
            <text:p text:style-name="P24"></text:p>
            <text:p text:style-name="P20">4</text:p>
          </table:table-cell>
        </table:table-row>
        <table:table-row>
          <table:table-cell table:style-name="Table2.A1" office:value-type="string">
            <text:p text:style-name="P14">3. In the last month, how often have you felt nervous and “stressed”?</text:p>
          </table:table-cell>
          <table:table-cell table:style-name="Table2.A1" office:value-type="string">
            <text:p text:style-name="P24"/>
            <text:p text:style-name="P24"></text:p>
            <text:p text:style-name="P20">0</text:p>
          </table:table-cell>
          <table:table-cell table:style-name="Table2.A1" office:value-type="string">
            <text:p text:style-name="P24"/>
            <text:p text:style-name="P24"></text:p>
            <text:p text:style-name="P20">1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0">3</text:p>
          </table:table-cell>
          <table:table-cell table:style-name="Table2.A1" office:value-type="string">
            <text:p text:style-name="P24"/>
            <text:p text:style-name="P24"></text:p>
            <text:p text:style-name="P23">4</text:p>
          </table:table-cell>
        </table:table-row>
        <table:table-row>
          <table:table-cell table:style-name="Table2.A1" office:value-type="string">
            <text:p text:style-name="P14">4. In the last month, how often have you felt confident about your ability to handle your personal problems?</text:p>
          </table:table-cell>
          <table:table-cell table:style-name="Table2.A1" office:value-type="string">
            <text:p text:style-name="P24"/>
            <text:p text:style-name="P24"></text:p>
            <text:p text:style-name="P21">4</text:p>
          </table:table-cell>
          <table:table-cell table:style-name="Table2.A1" office:value-type="string">
            <text:p text:style-name="P24"/>
            <text:p text:style-name="P24"></text:p>
            <text:p text:style-name="P21">3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2">1</text:p>
          </table:table-cell>
          <table:table-cell table:style-name="Table2.A1" office:value-type="string">
            <text:p text:style-name="P24"/>
            <text:p text:style-name="P24"></text:p>
            <text:p text:style-name="P22">0</text:p>
          </table:table-cell>
        </table:table-row>
        <table:table-row>
          <table:table-cell table:style-name="Table2.A1" office:value-type="string">
            <text:p text:style-name="P14">5. In the last month, how often have you felt that things were going your way?</text:p>
          </table:table-cell>
          <table:table-cell table:style-name="Table2.A1" office:value-type="string">
            <text:p text:style-name="P24"/>
            <text:p text:style-name="P24"></text:p>
            <text:p text:style-name="P21">4</text:p>
          </table:table-cell>
          <table:table-cell table:style-name="Table2.A1" office:value-type="string">
            <text:p text:style-name="P24"/>
            <text:p text:style-name="P24"></text:p>
            <text:p text:style-name="P21">3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2">1</text:p>
          </table:table-cell>
          <table:table-cell table:style-name="Table2.A1" office:value-type="string">
            <text:p text:style-name="P24"/>
            <text:p text:style-name="P24"></text:p>
            <text:p text:style-name="P22">0</text:p>
          </table:table-cell>
        </table:table-row>
        <table:table-row>
          <table:table-cell table:style-name="Table2.A1" office:value-type="string">
            <text:p text:style-name="P14">6. In the last month, how often have you found that you could not cope with all the things that you had to do?</text:p>
          </table:table-cell>
          <table:table-cell table:style-name="Table2.A1" office:value-type="string">
            <text:p text:style-name="P24"/>
            <text:p text:style-name="P24"></text:p>
            <text:p text:style-name="P20">0</text:p>
          </table:table-cell>
          <table:table-cell table:style-name="Table2.A1" office:value-type="string">
            <text:p text:style-name="P24"/>
            <text:p text:style-name="P24"></text:p>
            <text:p text:style-name="P20">1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0">3</text:p>
          </table:table-cell>
          <table:table-cell table:style-name="Table2.A1" office:value-type="string">
            <text:p text:style-name="P24"/>
            <text:p text:style-name="P24"></text:p>
            <text:p text:style-name="P20">4</text:p>
          </table:table-cell>
        </table:table-row>
        <table:table-row>
          <table:table-cell table:style-name="Table2.A1" office:value-type="string">
            <text:p text:style-name="P18">7. In the last month, how often have you been able to control irritations in your life?</text:p>
          </table:table-cell>
          <table:table-cell table:style-name="Table2.A1" office:value-type="string">
            <text:p text:style-name="P24"/>
            <text:p text:style-name="P24"></text:p>
            <text:p text:style-name="P21">4</text:p>
          </table:table-cell>
          <table:table-cell table:style-name="Table2.A1" office:value-type="string">
            <text:p text:style-name="P24"/>
            <text:p text:style-name="P24"></text:p>
            <text:p text:style-name="P21">3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2">1</text:p>
          </table:table-cell>
          <table:table-cell table:style-name="Table2.A1" office:value-type="string">
            <text:p text:style-name="P24"/>
            <text:p text:style-name="P24"></text:p>
            <text:p text:style-name="P22">0</text:p>
          </table:table-cell>
        </table:table-row>
        <table:table-row>
          <table:table-cell table:style-name="Table2.A1" office:value-type="string">
            <text:p text:style-name="P18">8. In the last month, how often have you felt that you were on top of things?</text:p>
          </table:table-cell>
          <table:table-cell table:style-name="Table2.A1" office:value-type="string">
            <text:p text:style-name="P24"/>
            <text:p text:style-name="P24"></text:p>
            <text:p text:style-name="P21">4</text:p>
          </table:table-cell>
          <table:table-cell table:style-name="Table2.A1" office:value-type="string">
            <text:p text:style-name="P24"/>
            <text:p text:style-name="P24"></text:p>
            <text:p text:style-name="P21">3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2">1</text:p>
          </table:table-cell>
          <table:table-cell table:style-name="Table2.A1" office:value-type="string">
            <text:p text:style-name="P24"/>
            <text:p text:style-name="P24"></text:p>
            <text:p text:style-name="P22">0</text:p>
          </table:table-cell>
        </table:table-row>
        <table:table-row>
          <table:table-cell table:style-name="Table2.A1" office:value-type="string">
            <text:p text:style-name="P18">9. In the last month, how often have you been angered because of things that were outside of your control?</text:p>
          </table:table-cell>
          <table:table-cell table:style-name="Table2.A1" office:value-type="string">
            <text:p text:style-name="P24"/>
            <text:p text:style-name="P24"></text:p>
            <text:p text:style-name="P20">0</text:p>
          </table:table-cell>
          <table:table-cell table:style-name="Table2.A1" office:value-type="string">
            <text:p text:style-name="P24"/>
            <text:p text:style-name="P24"></text:p>
            <text:p text:style-name="P20">1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0">3</text:p>
          </table:table-cell>
          <table:table-cell table:style-name="Table2.A1" office:value-type="string">
            <text:p text:style-name="P24"/>
            <text:p text:style-name="P24"></text:p>
            <text:p text:style-name="P20">4</text:p>
          </table:table-cell>
        </table:table-row>
        <table:table-row>
          <table:table-cell table:style-name="Table2.A1" office:value-type="string">
            <text:p text:style-name="P18">10. In the last month, how often have you felt difficulties were piling up so high that you could not overcome them?</text:p>
          </table:table-cell>
          <table:table-cell table:style-name="Table2.A1" office:value-type="string">
            <text:p text:style-name="P24"/>
            <text:p text:style-name="P24"></text:p>
            <text:p text:style-name="P20">0</text:p>
          </table:table-cell>
          <table:table-cell table:style-name="Table2.A1" office:value-type="string">
            <text:p text:style-name="P24"/>
            <text:p text:style-name="P24"></text:p>
            <text:p text:style-name="P20">1</text:p>
          </table:table-cell>
          <table:table-cell table:style-name="Table2.A1" office:value-type="string">
            <text:p text:style-name="P24"/>
            <text:p text:style-name="P24"></text:p>
            <text:p text:style-name="P20">2</text:p>
          </table:table-cell>
          <table:table-cell table:style-name="Table2.A1" office:value-type="string">
            <text:p text:style-name="P24"/>
            <text:p text:style-name="P24"></text:p>
            <text:p text:style-name="P20">3</text:p>
          </table:table-cell>
          <table:table-cell table:style-name="Table2.A1" office:value-type="string">
            <text:p text:style-name="P24"/>
            <text:p text:style-name="P24"></text:p>
            <text:p text:style-name="P20">4</text:p>
          </table:table-cell>
        </table:table-row>
      </table:table>
      <text:p text:style-name="P8"/>
      <text:p text:style-name="P9"><text:span text:style-name="T19">Please turn over</text:span> </text:p>
      <text:p text:style-name="P9">Questions continue over the page</text:p>
      <text:p text:style-name="P10"/>
      <text:p text:style-name="P1">Cohen, S., Kamarck, T., and Mermelstein, R. (1983). A global measure of perceived stress. <text:span text:style-name="T6">Journal of </text:span><text:span text:style-name="T7">Health and Social Behaviour,</text:span><text:span text:style-name="T5"> 24, 386-396 </text:span></text:p>
      <text:p text:style-name="P1">Cohen, S. and Williamson, G. Perceived Stress in a Probability Sample of the United States. Spacapan, S. and Oskamp, S. (Eds.) <text:span text:style-name="T6">The Social Psychology of Health.</text:span> Newbury Park, CA: Sage, 1988.</text:p>
      <text:p text:style-name="P27">Meditating with Jesus – Questio<text:span text:style-name="T24">n</text:span>naire</text:p>
      <text:p text:style-name="P4"><text:span text:style-name="T12">The questions </text:span><text:span text:style-name="T13">below only apply if you were taught “</text:span><text:span text:style-name="T14">Meditating with Jesus” last month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2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6">Never</text:p>
          </table:table-cell>
          <table:table-cell table:style-name="Table1.A1" office:value-type="string">
            <text:p text:style-name="P16">Almost Never</text:p>
          </table:table-cell>
          <table:table-cell table:style-name="Table1.A1" office:value-type="string">
            <text:p text:style-name="P16">Sometimes</text:p>
          </table:table-cell>
          <table:table-cell table:style-name="Table1.A1" office:value-type="string">
            <text:p text:style-name="P16">Fairly Often</text:p>
          </table:table-cell>
          <table:table-cell table:style-name="Table1.A1" office:value-type="string">
            <text:p text:style-name="P16">Very Often</text:p>
          </table:table-cell>
        </table:table-row>
        <table:table-row>
          <table:table-cell table:style-name="Table1.A1" office:value-type="string">
            <text:p text:style-name="P13">1. In the last month, how often <text:span text:style-name="T14">did you use the “Meditating with Jesus” technique?</text:span>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</table:table-row>
        <table:table-row>
          <table:table-cell table:style-name="Table1.A1" office:value-type="string">
            <text:p text:style-name="P17">2. In the last month, how often <text:span text:style-name="T25">did you see Jesus’ beauty and rejoice in His goodness?</text:span>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</table:table-row>
        <table:table-row>
          <table:table-cell table:style-name="Table1.A1" office:value-type="string">
            <text:p text:style-name="P17">3. In the last month, how often <text:span text:style-name="T27">did your heart glow with a sense of His love</text:span>?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</table:table-row>
        <table:table-row>
          <table:table-cell table:style-name="Table1.A1" office:value-type="string">
            <text:p text:style-name="P17">4. In the last month, how often <text:span text:style-name="T27">were you uplifted as if by everlasting arms?</text:span>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</table:table-row>
        <table:table-row>
          <table:table-cell table:style-name="Table1.A1" office:value-type="string">
            <text:p text:style-name="P17">5. In the last month, how often <text:span text:style-name="T27">did you comprehend more and accomplish more than you ever before deemed possible</text:span>?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  <table:table-cell table:style-name="Table1.A1" office:value-type="string">
            <text:p text:style-name="P25"/>
            <text:p text:style-name="P25"></text:p>
          </table:table-cell>
        </table:table-row>
      </table:table>
      <text:list xml:id="list138950135" text:style-name="L1">
        <text:list-header>
          <text:p text:style-name="P36"/>
        </text:list-header>
        <text:list-item>
          <text:p text:style-name="P28"><text:span text:style-name="T15">If you tried </text:span><text:span text:style-name="T12">“Meditating with Jesus” </text:span><text:span text:style-name="T15">do you feel it helped you </text:span><text:span text:style-name="T12">? <text:s/>Yes </text:span><text:span text:style-name="T18"> <text:s/></text:span><text:span text:style-name="T20">No</text:span><text:span text:style-name="T17"> </text:span><text:span text:style-name="T18"></text:span></text:p>
        </text:list-item>
        <text:list-item>
          <text:p text:style-name="P30">If it helped, <text:span text:style-name="T28">how would you describe your experience</text:span>?</text:p>
          <text:p text:style-name="P30">_____________________________________________________________________________________</text:p>
          <text:p text:style-name="P34">_______________________________________________________________________</text:p>
        </text:list-item>
        <text:list-item>
          <text:p text:style-name="P33"><text:span text:style-name="T20">Are there </text:span><text:span text:style-name="T22">thing</text:span><text:span text:style-name="T20">s that could be </text:span><text:span text:style-name="T22">left</text:span><text:span text:style-name="T20"> out of the </text:span><text:span text:style-name="T21">technique</text:span><text:span text:style-name="T20">?</text:span></text:p>
          <text:p text:style-name="P30">_____________________________________________________________________________________</text:p>
          <text:p text:style-name="P34">_______________________________________________________________________</text:p>
        </text:list-item>
        <text:list-item>
          <text:p text:style-name="P32">Are there <text:span text:style-name="T29">thing</text:span>s that could be added to the technique?</text:p>
          <text:p text:style-name="P31">_____________________________________________________________________________________</text:p>
          <text:p text:style-name="P35">_______________________________________________________________________</text:p>
        </text:list-item>
        <text:list-item>
          <text:p text:style-name="P29">What other improvements <text:span text:style-name="T23">w</text:span>ould you suggest?</text:p>
          <text:p text:style-name="P31">_____________________________________________________________________________________</text:p>
          <text:p text:style-name="P35">_______________________________________________________________________</text:p>
          <text:p text:style-name="P31">_____________________________________________________________________________________</text:p>
          <text:p text:style-name="P35">_______________________________________________________________________</text:p>
        </text:list-item>
      </text:list>
      <text:p text:style-name="P3"/>
      <text:p text:style-name="P7"><text:a xlink:type="simple" xlink:href="mailto:brucethompson@4Dliving.org.au" text:style-name="Internet_20_link" text:visited-style-name="Visited_20_Internet_20_Link"><text:span text:style-name="T8"/></text:a></text:p>
      <text:p text:style-name="P7"><text:a xlink:type="simple" xlink:href="mailto:brucethompson@4Dliving.org.au" text:style-name="Internet_20_link" text:visited-style-name="Visited_20_Internet_20_Link"><text:span text:style-name="T8"/></text:a></text:p>
      <text:p text:style-name="P7"><text:a xlink:type="simple" xlink:href="mailto:brucethompson@4Dliving.org.au" text:style-name="Internet_20_link" text:visited-style-name="Visited_20_Internet_20_Link"><text:span text:style-name="T8"/></text:a></text:p>
      <text:p text:style-name="P2"><text:a xlink:type="simple" xlink:href="mailto:brucethompson@4Dliving.org.au" text:style-name="Internet_20_link" text:visited-style-name="Visited_20_Internet_20_Link"><text:span text:style-name="T9"/></text:a></text:p>
      <text:p text:style-name="P2"><text:a xlink:type="simple" xlink:href="mailto:brucethompson@4Dliving.org.au" text:style-name="Internet_20_link" text:visited-style-name="Visited_20_Internet_20_Link"><text:span text:style-name="T9"/></text:a></text:p>
      <text:p text:style-name="P2"><text:a xlink:type="simple" xlink:href="mailto:brucethompson@4Dliving.org.au" text:style-name="Internet_20_link" text:visited-style-name="Visited_20_Internet_20_Link"><text:span text:style-name="T9">brucethompson@</text:span></text:a><text:a xlink:type="simple" xlink:href="mailto:brucethompson@4Dliving.org.au" text:style-name="Internet_20_link" text:visited-style-name="Visited_20_Internet_20_Link">t</text:a><text:span text:style-name="T11">raditionalhydrotherapy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1" svg:font-family="Gargi-1.2b"/>
    <style:font-face style:name="Z003" svg:font-family="Z003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5:53:11.058445841</meta:creation-date>
    <dc:title>A4Default</dc:title>
    <meta:editing-duration>PT6H43M14S</meta:editing-duration>
    <meta:editing-cycles>17</meta:editing-cycles>
    <meta:generator>LibreOffice/6.0.7.3.0$Linux_X86_64 LibreOffice_project/00m0$Build-3</meta:generator>
    <meta:initial-creator>Bruce Thompson</meta:initial-creator>
    <dc:date>2018-12-19T15:22:20.757839406</dc:date>
    <dc:creator>Bruce Thompson</dc:creator>
    <meta:printed-by>Bruce Thompson</meta:printed-by>
    <meta:print-date>2018-04-13T16:40:36.523352191</meta:print-date>
    <meta:document-statistic meta:table-count="2" meta:image-count="0" meta:object-count="0" meta:page-count="2" meta:paragraph-count="175" meta:word-count="611" meta:character-count="3579" meta:non-whitespace-character-count="3139"/>
    <meta:template xlink:type="simple" xlink:actuate="onRequest" xlink:title="A4Default" xlink:href="../../../../../../.config/libreoffice/4/user/template/A4Default1.ott" meta:date="2017-12-19T15:53:10.513668519"/>
  </office:meta>
</office:document-meta>
</file>